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Wingdings" svg:font-family="Wingdings" style:font-pitch="variable" style:font-charset="x-symbol"/>
    <style:font-face style:name="Windings" svg:font-family="Windings"/>
    <style:font-face style:name="sans-serif" svg:font-family="sans-serif"/>
    <style:font-face style:name="Arial Black" svg:font-family="'Arial Black'" style:font-family-generic="roman"/>
    <style:font-face style:name="Lucida Sans1" svg:font-family="'Lucida Sans'" style:font-family-generic="swiss"/>
    <style:font-face style:name="Sans serif" svg:font-family="'Sans serif'" style:font-family-generic="swiss"/>
    <style:font-face style:name="Consolas" svg:font-family="Consolas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0pt" style:font-size-asian="70pt" style:font-size-complex="7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lgerian"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lgerian"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lgerian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7pt" style:font-size-asian="17pt" style:font-size-complex="17pt"/>
    </style:style>
    <style:style style:name="P7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8" style:family="paragraph" style:parent-style-name="Standard">
      <style:paragraph-properties fo:text-align="end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style:font-size-asian="21pt" style:font-size-complex="21pt"/>
    </style:style>
    <style:style style:name="P11" style:family="paragraph" style:parent-style-name="Standard">
      <style:paragraph-properties fo:text-align="start" style:justify-single-word="false"/>
      <style:text-properties fo:color="#000000" style:font-name="Algerian" fo:font-size="20pt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color="#000000" style:font-name="Algerian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lgerian" fo:font-size="20pt" fo:font-weight="normal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lgerian" fo:font-size="22pt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color="#000000" style:font-name="Algerian" fo:font-size="22pt" fo:font-weight="bold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20pt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Impact" fo:font-size="20pt" fo:font-weight="normal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lgerian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02122" style:font-name="sans-serif" fo:font-size="21pt" fo:letter-spacing="normal" fo:font-style="normal" fo:font-weight="bold" style:font-size-asian="21pt" style:font-weight-asian="bold" style:font-size-complex="21pt" style:font-weight-complex="bold"/>
    </style:style>
    <style:style style:name="T4" style:family="text">
      <style:text-properties fo:font-variant="normal" fo:text-transform="none" fo:color="#202122" style:font-name="Times New Roman" fo:letter-spacing="normal" fo:font-style="normal"/>
    </style:style>
    <style:style style:name="T5" style:family="text">
      <style:text-properties fo:font-variant="normal" fo:text-transform="none" fo:color="#202122" fo:letter-spacing="normal" fo:font-style="normal" fo:font-weight="normal"/>
    </style:style>
    <style:style style:name="T6" style:family="text">
      <style:text-properties fo:font-variant="normal" fo:text-transform="none" fo:color="#202122" style:font-name="Algerian" fo:font-size="21pt" fo:letter-spacing="normal" fo:font-style="normal" fo:font-weight="normal" style:font-size-asian="21pt" style:font-weight-asian="normal" style:font-size-complex="21pt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style:font-name="Times New Roman" fo:letter-spacing="normal" fo:font-style="normal"/>
    </style:style>
    <style:style style:name="T15" style:family="text">
      <style:text-properties fo:font-variant="normal" fo:text-transform="none" style:font-name="Times New Roman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font-size="22pt" fo:letter-spacing="normal" fo:font-style="normal" fo:font-weight="normal" style:font-size-asian="22pt" style:font-weight-asian="normal" style:font-size-complex="22pt" style:font-weight-complex="normal"/>
    </style:style>
    <style:style style:name="T17" style:family="text">
      <style:text-properties style:font-name="Algerian" fo:font-weight="normal" style:font-weight-asian="normal" style:font-weight-complex="normal"/>
    </style:style>
    <style:style style:name="T18" style:family="text">
      <style:text-properties style:font-name="Algerian"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normal" style:font-size-asian="21pt" style:font-weight-asian="normal" style:font-size-complex="21pt" style:font-weight-complex="normal"/>
    </style:style>
    <style:style style:name="T20" style:family="text">
      <style:text-properties style:font-name="Impact"/>
    </style:style>
    <style:style style:name="T21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Red_20_Gradient_20_2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0" svg:width="13.937cm" svg:height="8.161cm" svg:x="2.891cm" svg:y="0.385cm"><text:p text:style-name="P20"><text:span text:style-name="T21">Trabajo EF 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text:span text:style-name="T20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Curso:</text:span> 2-ESO c</text:p>
      <text:p text:style-name="P6">Fecha: 23/11/20</text:p>
      <text:p text:style-name="P8">Integrantes del grupo:</text:p>
      <text:p text:style-name="P6">Óscar Pérez</text:p>
      <text:p text:style-name="P6">Vicente Navarro</text:p>
      <text:p text:style-name="P6">Alex Oliver</text:p>
      <text:p text:style-name="P6">Aron Paez</text:p>
      <text:p text:style-name="P9"/>
      <text:p text:style-name="P9"/>
      <text:p text:style-name="P9">Trabajo de cada mienbro:</text:p>
      <text:p text:style-name="P7">Óscar: Creador del documento</text:p>
      <text:p text:style-name="P7">Vicente: buscador de información para el trabajo</text:p>
      <text:p text:style-name="P7">los demás por ahora nada.</text:p>
      <text:p text:style-name="P7"/>
      <text:p text:style-name="P19">1.<text:tab/>Define nutrición y alimentación. Di tambien las DIFERENCIAS</text:p>
      <text:p text:style-name="P3"/>
      <text:p text:style-name="P10"><text:span text:style-name="T1"><text:tab/></text:span><text:span text:style-name="T17">Alimentación:</text:span><text:span text:style-name="T2"> </text:span></text:p>
      <text:p text:style-name="P2"><text:span text:style-name="T2"><text:tab/>La alimentación es voluntaria y consciente, por <text:tab/>tanto, susceptible de ser influenciada <text:tab/>por la <text:tab/>educación, es una accion de los organismos vivos <text:tab/>ingerir cualquier tipo de alimento sólido o líquido.</text:span></text:p>
      <text:p text:style-name="P2"><text:tab/></text:p>
      <text:p text:style-name="P2"><text:span text:style-name="T19"><text:tab/></text:span><text:span text:style-name="T18">Nutrición</text:span><text:span text:style-name="T6">:</text:span><text:span text:style-name="T3"> </text:span><text:span text:style-name="T8">La nutricion, a diferencia de la <text:tab/>alimentación, <text:s/>es un proceso involuntario, es la <text:tab/>obtencion y aprovechamiento de aquellos <text:tab/>componentes o nutrientes presentes en todos los <text:tab/>alimentos que son vitales para el crecimiento y/o la <text:tab/>vida del organismos.</text:span></text:p>
      <text:p text:style-name="P18"><text:span text:style-name="T9"/></text:p>
      <text:p text:style-name="P4"><text:span text:style-name="T5"/></text:p>
      <text:p text:style-name="P4"><text:span text:style-name="T5"/></text:p>
      <text:p text:style-name="P14"><text:span text:style-name="T11">2.<text:tab/>Define hidratación:</text:span></text:p>
      <text:p text:style-name="P17"><text:span text:style-name="T10"><text:tab/>La hidratacion es la proporcion de agua necesaria <text:tab/>para mantener la humedad y la temperatura de la <text:tab/>piel en condiciones óptimas.</text:span></text:p>
      <text:p text:style-name="P4"><text:span text:style-name="T5"/></text:p>
      <text:p text:style-name="P14"><text:span text:style-name="T11"><text:tab/> ¿Cuanta es la cantidad recomendada <text:tab/>por los especialistas?</text:span></text:p>
      <text:p text:style-name="P11"><text:span text:style-name="T11"><text:tab/></text:span><text:span text:style-name="T15">Los especialistas recomiendan que los adolescentes <text:tab/>beban aproximádamente 1.5 litros de agua al dia <text:tab/>(puede aumentar un poco si ese dia se ha practicado <text:tab/>ejercicio) y para los adultos 2 litros de agua los </text:span><text:soft-page-break/><text:span text:style-name="T15"><text:tab/>cuales tambien pueden aumentar si se ha practicado <text:tab/>ejercicio.</text:span></text:p>
      <text:p text:style-name="P11"><text:span text:style-name="T15"><text:tab/>Estas cantidades pueden variar según el <text:tab/>metabolismo de cada persona.</text:span></text:p>
      <text:p text:style-name="P5"><text:span text:style-name="T4"><text:tab/></text:span><text:span text:style-name="T7">No es bueno beber mas de un litro y medio en una <text:tab/>hora ya que te puede sentar mal.</text:span></text:p>
      <text:p text:style-name="P12"><text:span text:style-name="T10"/></text:p>
      <text:p text:style-name="P15"><text:span text:style-name="T10"><text:tab/></text:span><text:span text:style-name="T12">¿Como afecta la hidratación en el <text:tab/>cuerpo humano? </text:span></text:p>
      <text:p text:style-name="P12"><text:span text:style-name="T10"><text:tab/></text:span><text:span text:style-name="T14">Al hidratarnos estamos ingiriendo agua la cual nos <text:tab/>ayuda en diferentes aspectos como:</text:span></text:p>
      <text:p text:style-name="P12"><text:span text:style-name="T14"><text:tab/>Transportar y distribuir los nutrientes esenciales <text:tab/>para nuestras celulas.</text:span></text:p>
      <text:p text:style-name="P12"><text:span text:style-name="T14"><text:tab/>También elimina las toxinas que producen los <text:tab/>órganos.</text:span></text:p>
      <text:p text:style-name="P12"><text:span text:style-name="T14"><text:tab/>Regula la temperatura corporal de nuestro cuerpo.</text:span></text:p>
      <text:p text:style-name="P12"><text:span text:style-name="T14"><text:tab/>Ayuda en el proceso digestivo.</text:span></text:p>
      <text:p text:style-name="P12"><text:span text:style-name="T14"><text:tab/>Actua como lubricante de nuestras articulaciones.</text:span></text:p>
      <text:p text:style-name="P12"><text:span text:style-name="T10"/></text:p>
      <text:p text:style-name="P12"><text:span text:style-name="T10"><text:tab/></text:span><text:span text:style-name="T16">¿y en el deporte?</text:span></text:p>
      <text:p text:style-name="P17"><text:span text:style-name="T10"><text:tab/></text:span><text:span text:style-name="T10">El agua ayuda a controlar la temperatura corporal, <text:s/><text:tab/>mejora el rendimiento y la recuperación tras hacer <text:tab/>ejercicio. Ademas de ello regula la presión arterial <text:tab/>con <text:tab/>lo que se normaliza la frecuencia cardiaca.</text:span></text:p>
      <text:p text:style-name="P17"><text:span text:style-name="T10"><text:tab/>Una cosa mala que tiene el agua es que si bebemos <text:tab/>mucha agua antes de hacer ejercicio, a menos de <text:tab/>que sea un ejercicio suave, nos entrara flato. Para <text:tab/>solucionar el flato es bueno sentarse y respirar <text:tab/>hondo.</text:span></text:p>
      <text:p text:style-name="P12"><text:span text:style-name="T10"/></text:p>
      <text:p text:style-name="P13"><text:soft-page-break/><text:span text:style-name="T10"><text:tab/>Peligros de no hidratarse lo suficiente. <text:tab/>Posibles problemas durante el <text:tab/>ejercicio:</text:span></text:p>
      <text:p text:style-name="P16"><text:span text:style-name="T11"><text:tab/></text:span><text:span text:style-name="T13">Una deshidratación leve nos produce mareos, fatiga, <text:tab/>confusión y también puede producir somnolencias.</text:span></text:p>
      <text:p text:style-name="P17"><text:span text:style-name="T10"><text:tab/>Durante el ejercicio si estas deshidratado, <text:tab/>probablemente estaras muy cansado y te costara <text:tab/>seguir el ritmo de los demás, tendras la boca y la <text:tab/>garganta seca y tendrás mucha 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Wingdings" svg:font-family="Wingdings" style:font-pitch="variable" style:font-charset="x-symbol"/>
    <style:font-face style:name="Windings" svg:font-family="Windings"/>
    <style:font-face style:name="sans-serif" svg:font-family="sans-serif"/>
    <style:font-face style:name="Arial Black" svg:font-family="'Arial Black'" style:font-family-generic="roman"/>
    <style:font-face style:name="Lucida Sans1" svg:font-family="'Lucida Sans'" style:font-family-generic="swiss"/>
    <style:font-face style:name="Sans serif" svg:font-family="'Sans serif'" style:font-family-generic="swiss"/>
    <style:font-face style:name="Consolas" svg:font-family="Consolas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Night" draw:style="linear" draw:start-color="#339999" draw:end-color="#660033" draw:start-intensity="100%" draw:end-intensity="100%" draw:angle="300" draw:border="10%"/>
    <draw:gradient draw:name="Red_20_Gradient_20_2" draw:display-name="Red Gradient 2" draw:style="linear" draw:start-color="#ff0000" draw:end-color="#cc0000" draw:start-intensity="100%" draw:end-intensity="100%" draw:angle="90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scar Pérez</meta:initial-creator>
    <meta:creation-date>2020-11-23T16:51:03.11</meta:creation-date>
    <dc:date>2020-11-23T18:27:12.04</dc:date>
    <dc:creator>Oscar Pérez</dc:creator>
    <meta:editing-duration>PT1H36M9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4" meta:paragraph-count="35" meta:word-count="402" meta:character-count="2594"/>
  </office:meta>
</office:document-meta>
</file>